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0c2120" officeooo:paragraph-rsid="000c2120"/>
    </style:style>
    <style:style style:name="P2" style:family="paragraph" style:parent-style-name="Heading_20_1">
      <style:text-properties officeooo:paragraph-rsid="00172a40"/>
    </style:style>
    <style:style style:name="P3" style:family="paragraph" style:parent-style-name="Standard">
      <style:text-properties officeooo:rsid="000a6d94" officeooo:paragraph-rsid="000a6d94"/>
    </style:style>
    <style:style style:name="P4" style:family="paragraph" style:parent-style-name="Standard">
      <style:text-properties officeooo:rsid="000af35a" officeooo:paragraph-rsid="000af35a"/>
    </style:style>
    <style:style style:name="P5" style:family="paragraph" style:parent-style-name="Standard">
      <style:text-properties officeooo:rsid="000c2120" officeooo:paragraph-rsid="000c2120"/>
    </style:style>
    <style:style style:name="P6" style:family="paragraph" style:parent-style-name="Standard">
      <style:text-properties officeooo:rsid="000c7b6c" officeooo:paragraph-rsid="000c7b6c"/>
    </style:style>
    <style:style style:name="P7" style:family="paragraph" style:parent-style-name="Standard">
      <style:text-properties fo:font-weight="bold" officeooo:rsid="000fb6b4" officeooo:paragraph-rsid="000fb6b4" style:font-weight-asian="bold" style:font-weight-complex="bold"/>
    </style:style>
    <style:style style:name="P8" style:family="paragraph" style:parent-style-name="Standard">
      <style:text-properties officeooo:rsid="000fb6b4" officeooo:paragraph-rsid="000fb6b4"/>
    </style:style>
    <style:style style:name="P9" style:family="paragraph" style:parent-style-name="Standard">
      <style:text-properties officeooo:rsid="0011bb27" officeooo:paragraph-rsid="0011bb27"/>
    </style:style>
    <style:style style:name="T1" style:family="text">
      <style:text-properties officeooo:rsid="000c7b6c"/>
    </style:style>
    <style:style style:name="T2" style:family="text">
      <style:text-properties officeooo:rsid="000dd936"/>
    </style:style>
    <style:style style:name="T3" style:family="text">
      <style:text-properties officeooo:rsid="000fb6b4"/>
    </style:style>
    <style:style style:name="T4" style:family="text">
      <style:text-properties fo:font-weight="normal" style:font-weight-asian="normal" style:font-weight-complex="normal"/>
    </style:style>
    <style:style style:name="T5" style:family="text">
      <style:text-properties officeooo:rsid="0011bb27"/>
    </style:style>
    <style:style style:name="T6" style:family="text">
      <style:text-properties officeooo:rsid="0012c240"/>
    </style:style>
    <style:style style:name="T7" style:family="text">
      <style:text-properties officeooo:rsid="0015f5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el développeur : </text:p>
      <text:p text:style-name="P3"/>
      <text:p text:style-name="P3"/>
      <text:h text:style-name="Heading_20_1" text:outline-level="1">I – Définition du projet </text:h>
      <text:p text:style-name="Standard"/>
      <text:p text:style-name="P8">L'objectif de ce projet à été d'implémenter un jeu du snake, de type curvytron, avec une interface graphique basique fourni (Zen5), en utilisant les differentes structures et implémentations vues en cours. Il s'agit d'un jeu jouable en solo (extensible multijoueur) où il faut controler un serpent qui grandi sans se déplacer (c-a-d que la tête avance, mais pas la queue), <text:span text:style-name="T5">qui ne peut que changer de direction vers la gauche ou la droite.</text:span></text:p>
      <text:p text:style-name="P4"/>
      <text:p text:style-name="P4"><text:s/></text:p>
      <text:h text:style-name="P2" text:outline-level="1"><text:span text:style-name="T3">II – Présentation du projet</text:span> </text:h>
      <text:p text:style-name="P4"/>
      <text:h text:style-name="Heading_20_2" text:outline-level="2">Présentation des classes</text:h>
      <text:p text:style-name="P4"/>
      <text:p text:style-name="P5">Le projet est divisé en plusieurs classe<text:span text:style-name="T2">s</text:span> :</text:p>
      <text:p text:style-name="P5"/>
      <text:p text:style-name="P5">- Une interface AllSnake, qui regroupe les deux types de snakes que l'on peut avoir dans le jeu.</text:p>
      <text:p text:style-name="P6">Les classes Snake et ClassicSnakes implémentent cette interface :</text:p>
      <text:p text:style-name="P6"><text:tab/>Snake , <text:span text:style-name="T6">qui est la version curvytron, implémente les déplacements, la detection de collision ainsi que l'application d'un bonus rencontré par le snake</text:span></text:p>
      <text:p text:style-name="P6"><text:tab/>ClassicSnake implémente la version classique du snake, ses déplacements, ...</text:p>
      <text:p text:style-name="P5"/>
      <text:p text:style-name="P5">- Une classe Window, qui contient notament toutes les infomations sur la fenetre de jeu, la taille en des bordures autour du plateau, ..</text:p>
      <text:p text:style-name="P5"/>
      <text:p text:style-name="P5">- <text:span text:style-name="T1">Une classe Bonus, qui implémente les bonus.</text:span></text:p>
      <text:p text:style-name="P6">Elle est completé par les classes BonusAction et BonusGenerator</text:p>
      <text:p text:style-name="P6">BonusAction implémente les actions en jeu des bonus,</text:p>
      <text:p text:style-name="P6">BonusGenerator implémente leur insertion en jeu.</text:p>
      <text:p text:style-name="P6"/>
      <text:p text:style-name="P6">- <text:span text:style-name="T2">Une classe EventManager, qui implémente tous les évenements avec l'utilisateur, notament la récupération du </text:span></text:p>
      <text:p text:style-name="P6"/>
      <text:p text:style-name="P6">- Une classe Draw, qui s'occupe de l'affichage de tous les éléments</text:p>
      <text:p text:style-name="P6">(le background, les shapes pour le snake et les icones des bonus).</text:p>
      <text:p text:style-name="P6"/>
      <text:p text:style-name="P6"/>
      <text:p text:style-name="P6"/>
      <text:h text:style-name="Heading_20_2" text:outline-level="2"><text:soft-page-break/>Choix de l'implémentation</text:h>
      <text:p text:style-name="P7"/>
      <text:p text:style-name="P7"><text:span text:style-name="T4">Les differents choix de structures dans ce projet ont été fait de façon a rendre le programme fluide :</text:span></text:p>
      <text:p text:style-name="P7"/>
      <text:p text:style-name="P7"><text:span text:style-name="T4">La structure de tableau à deux dimension pour stocker l'état du plateau</text:span></text:p>
      <text:p text:style-name="P7"><text:span text:style-name="T4">connaître la position de la tête, sa direction, et n'avancer que celle ci, en ajoutant les nouvelles coordonnées dans le tableau.</text:span></text:p>
      <text:p text:style-name="P7"/>
      <text:p text:style-name="P7"><text:span text:style-name="T4"/></text:p>
      <text:p text:style-name="P8"/>
      <text:p text:style-name="P8"/>
      <text:p text:style-name="P5">Afin de connaître l'état du jeu, le plateau est stocké dans un tableau à deux dimension (de la taille du plateau de jeu, c-a-d de la zone jouable). </text:p>
      <text:p text:style-name="P5">Une valeur à 0 signifie que l'emplacement est vide, sinon l'id du snake ou du bonus y est stocké.</text:p>
      <text:p text:style-name="P5">Cette implémentation permet notament d'avoir un parcours constant afin de connaître les positions qui seront accessible par le snake.</text:p>
      <text:p text:style-name="P5"/>
      <text:p text:style-name="P5"/>
      <text:p text:style-name="P5"/>
      <text:p text:style-name="P9">Difficulté rencontrées</text:p>
      <text:p text:style-name="P9"/>
      <text:p text:style-name="P9">Dans ce projet,</text:p>
      <text:p text:style-name="P9">Tout d'abord, nous n'avons pas réussi à rendre ce jeu aussi parfaitement jouable (niveau gameplay) au niveau du contrôle du serpent : la gestion des évenements dans la librairie Zen5 nous a bridé.</text:p>
      <text:p text:style-name="P9"/>
      <text:p text:style-name="P9"/>
      <text:h text:style-name="Heading_20_1" text:outline-level="1">Amélioration possible et perspectives </text:h>
      <text:p text:style-name="P6"/>
      <text:p text:style-name="P6">Ce jeu a été developper de façon à pouvoir être implémenter et jouable en multijoueur :</text:p>
      <text:p text:style-name="P6">Cependant, la librairie Zen5</text:p>
      <text:p text:style-name="P6"/>
      <text:p text:style-name="P6">Dans une nouvelle implémentation, nous pourrions passer les bonus dans une classe abstraite, afin de faciliter l'ajout d'un nouveau bonus en jeu.</text:p>
      <text:p text:style-name="P6"/>
      <text:p text:style-name="P6">Améliorer la saisie des touches du clavier afin de rendre le mode multijoueur jouabl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2120" officeooo:paragraph-rsid="000c212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hafie Ichem</text:p>
        <text:p text:style-name="MP1">Baduel Tho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7-01-13T03:09:53.012173169</meta:creation-date>
    <dc:date>2017-01-13T04:36:48.363825689</dc:date>
    <dc:creator>Thomas </dc:creator>
    <meta:editing-duration>PT41M26S</meta:editing-duration>
    <meta:editing-cycles>12</meta:editing-cycles>
    <meta:generator>LibreOffice/4.3.3.2$Linux_X86_64 LibreOffice_project/430m0$Build-2</meta:generator>
    <meta:document-statistic meta:table-count="0" meta:image-count="0" meta:object-count="0" meta:page-count="2" meta:paragraph-count="36" meta:word-count="472" meta:character-count="2903" meta:non-whitespace-character-count="2455"/>
  </office:meta>
</office:document-meta>
</file>